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Source_20_Text"><text:span text:style-name="T2">Groupby &amp; agg</text:span></text:span></text:p>
      <text:p text:style-name="Standard"/>
      <text:h text:style-name="Heading_20_3" text:outline-level="3">Key Points to Understand</text:h>
      <text:list xml:id="list3644500289829985648" text:style-name="L1">
        <text:list-item>
          <text:p text:style-name="P1"><text:span text:style-name="Strong_20_Emphasis">Original Data is Unaltered</text:span>:</text:p>
          <text:list>
            <text:list-item>
              <text:p text:style-name="P3">The <text:span text:style-name="Source_20_Text">groupby</text:span> and <text:span text:style-name="Source_20_Text">.agg()</text:span> operations do <text:span text:style-name="Strong_20_Emphasis">not modify</text:span> the original <text:span text:style-name="Source_20_Text">booking_data</text:span>. They generate a <text:span text:style-name="Strong_20_Emphasis">new DataFrame</text:span> with the aggregated results.</text:p>
            </text:list-item>
            <text:list-item>
              <text:p text:style-name="P3">The <text:span text:style-name="Source_20_Text">booking_data</text:span> DataFrame remains exactly as it was.</text:p>
            </text:list-item>
          </text:list>
        </text:list-item>
        <text:list-item>
          <text:p text:style-name="P1"><text:span text:style-name="Strong_20_Emphasis"><text:span text:style-name="Source_20_Text">groupby</text:span></text:span><text:span text:style-name="Strong_20_Emphasis"> Creates a GroupBy Object</text:span>:</text:p>
          <text:list>
            <text:list-item>
              <text:p text:style-name="P3"><text:span text:style-name="Source_20_Text">group_by_city</text:span> is a <text:span text:style-name="Source_20_Text">GroupBy</text:span> object, which is like a blueprint that holds references to the groups. It doesn’t actually calculate anything until you perform an aggregation.</text:p>
            </text:list-item>
          </text:list>
        </text:list-item>
        <text:list-item>
          <text:p text:style-name="P1"><text:span text:style-name="Strong_20_Emphasis"><text:span text:style-name="Source_20_Text">.agg()</text:span></text:span><text:span text:style-name="Strong_20_Emphasis"> Produces a New DataFrame</text:span>:</text:p>
          <text:list>
            <text:list-item>
              <text:p text:style-name="P3">When you apply <text:span text:style-name="Source_20_Text">.agg()</text:span>, pandas computes the requested aggregations (like <text:span text:style-name="Source_20_Text">mean</text:span> or <text:span text:style-name="Source_20_Text">size</text:span>) for each group and outputs the results as a new structure.</text:p>
            </text:list-item>
          </text:list>
        </text:list-item>
        <text:list-item>
          <text:p text:style-name="P1"><text:span text:style-name="Strong_20_Emphasis">Structure of </text:span><text:span text:style-name="Strong_20_Emphasis"><text:span text:style-name="Source_20_Text">booking_advance</text:span></text:span>:</text:p>
          <text:list>
            <text:list-item>
              <text:p text:style-name="P3">The resulting <text:span text:style-name="Source_20_Text">booking_advance</text:span> DataFrame has:</text:p>
              <text:list>
                <text:list-item>
                  <text:p text:style-name="P3">One row per <text:span text:style-name="Source_20_Text">from_city</text:span> (the groups).</text:p>
                </text:list-item>
                <text:list-item>
                  <text:p text:style-name="P1">Columns for each aggregated metric (<text:span text:style-name="Source_20_Text">avg_days_to_departure</text:span>, <text:span text:style-name="Source_20_Text">total_departures</text:span>).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3" text:outline-level="3">Example:</text:h>
      <text:h text:style-name="Heading_20_4" text:outline-level="4">Input Data:</text:h>
      <text:p text:style-name="Standard"><text:s text:c="3"/>from_city <text:s text:c="3"/>days_to_departure</text:p>
      <text:p text:style-name="Standard">0 <text:s/>Mumbai <text:s text:c="16"/>30</text:p>
      <text:p text:style-name="Standard">1 <text:s/>Delhi <text:s text:c="17"/>45</text:p>
      <text:p text:style-name="Standard">2 <text:s/>Mumbai <text:s text:c="16"/>20</text:p>
      <text:p text:style-name="Standard">3 <text:s/>Delhi <text:s text:c="17"/>50</text:p>
      <text:p text:style-name="Standard">4 <text:s/>Bangalore <text:s text:c="13"/>25</text:p>
      <text:p text:style-name="Standard"/>
      <text:p text:style-name="Standard">Code:</text:p>
      <text:p text:style-name="Standard">booking_advance = group_by_city.agg(</text:p>
      <text:p text:style-name="Standard"><text:s text:c="4"/>avg_days_to_departure=('days_to_departure', 'mean'),</text:p>
      <text:p text:style-name="Standard"><text:s text:c="4"/>total_departures=('from_city', 'size')</text:p>
      <text:p text:style-name="Standard">)</text:p>
      <text:p text:style-name="Standard"/>
      <text:p text:style-name="Standard">Result (<text:span text:style-name="Source_20_Text">booking_advance</text:span>): </text:p>
      <text:p text:style-name="Standard"><text:s text:c="12"/>avg_days_to_departure <text:s/>total_departures</text:p>
      <text:p text:style-name="Standard">from_city <text:s text:c="40"/></text:p>
      <text:p text:style-name="Standard">Bangalore <text:s text:c="17"/>25.0 <text:s text:c="17"/>1</text:p>
      <text:p text:style-name="Standard"><text:soft-page-break/>Delhi <text:s text:c="21"/>47.5 <text:s text:c="17"/>2</text:p>
      <text:p text:style-name="Standard">Mumbai <text:s text:c="20"/>25.0 <text:s text:c="17"/>2</text:p>
      <text:p text:style-name="Standard"/>
      <text:h text:style-name="Heading_20_3" text:outline-level="3">Why This is Important:</text:h>
      <text:list xml:id="list1829439339697454335" text:style-name="L2">
        <text:list-item>
          <text:p text:style-name="P4"><text:span text:style-name="Strong_20_Emphasis">Non-Destructive</text:span>: You can safely aggregate data without affecting the original DataFrame.</text:p>
        </text:list-item>
        <text:list-item>
          <text:p text:style-name="P2"><text:span text:style-name="Strong_20_Emphasis">Reusable Data</text:span>: The original <text:span text:style-name="Source_20_Text">booking_data</text:span> can still be used for other operations or analyses.</text:p>
        </text:list-item>
      </text:list>
      <text:p text:style-name="Text_20_body">If you'd like to modify the original DataFrame (e.g., adding these metrics as new columns), you’d need to explicitly merge or assign them back.</text:p>
      <text:p text:style-name="Text_20_body">Let me know if you'd like further clarifications!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22T10:21:08.88</meta:creation-date>
    <meta:document-statistic meta:table-count="0" meta:image-count="0" meta:object-count="0" meta:page-count="2" meta:paragraph-count="37" meta:word-count="237" meta:character-count="1834"/>
    <dc:date>2024-11-22T10:23:12.38</dc:date>
    <dc:creator>Akram MTir</dc:creator>
    <meta:editing-duration>PT2M4S</meta:editing-duration>
    <meta:editing-cycles>1</meta:editing-cycles>
    <meta:generator>OpenOffice/4.1.11$Win32 OpenOffice.org_project/4111m1$Build-9808</meta:generator>
  </office:meta>
</office:document-meta>
</file>